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5.25cm" fo:min-width="13.7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45cm" fo:min-width="5.4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4.2cm" svg:height="5.5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1.8cm" svg:height="5.1cm" draw:transform="rotate (1.5707963267949) translate (4.1cm 18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5T15:32:10.706000000</dc:date>
    <meta:editing-duration>PT27M35S</meta:editing-duration>
    <meta:editing-cycles>4</meta:editing-cycles>
    <meta:generator>LibreOffice/6.3.2.2$Windows_X86_64 LibreOffice_project/98b30e735bda24bc04ab42594c85f7fd8be07b9c</meta:generator>
    <meta:document-statistic meta:object-count="4"/>
  </office:meta>
</office:document-meta>
</file>